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8f35" officeooo:paragraph-rsid="000b8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SN </text:p>
      <text:p text:style-name="P1"/>
      <text:p text:style-name="P1">16/03 : Demarrage du projet</text:p>
      <text:p text:style-name="P1"><text:tab/></text:p>
      <text:p text:style-name="P1"><text:tab/>Idées : - Map style labyrinthe vue de Haut</text:p>
      <text:p text:style-name="P1">- Deux joueurs</text:p>
      <text:p text:style-name="P1">- Déplacement souris/clavier ET manette</text:p>
      <text:p text:style-name="P1">- Tir</text:p>
      <text:p text:style-name="P1">- Différents types d'arme</text:p>
      <text:p text:style-name="P1">- Interface avec menu / Options / Credit / Quit (fullscreen)</text:p>
      <text:p text:style-name="P1">- Barre HP</text:p>
      <text:p text:style-name="P1">- Comptage des points / Timer du mode 1v1 / mode Deathmatch (avec objectif nb kills)</text:p>
      <text:p text:style-name="P1">- 2 Modes de jeu Survival / 1v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0:09:12.390000000</meta:creation-date>
    <dc:date>2018-03-16T10:25:21.133000000</dc:date>
    <meta:editing-duration>PT58S</meta:editing-duration>
    <meta:editing-cycles>1</meta:editing-cycles>
    <meta:document-statistic meta:table-count="0" meta:image-count="0" meta:object-count="0" meta:page-count="1" meta:paragraph-count="12" meta:word-count="68" meta:character-count="350" meta:non-whitespace-character-count="290"/>
    <meta:generator>LibreOffice/4.1.5.3$Windows_x86 LibreOffice_project/1c1366bba2ba2b554cd2ca4d87c06da81c05d24</meta:generator>
  </office:meta>
</office:document-meta>
</file>